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officeooo:rsid="001a17ab" officeooo:paragraph-rsid="001a17ab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hint tells us that each of these three numbers could represent a word in a message. There are 9 paragraphs data in book.txt with a maximum of 17 lines. The intuition is that each triple uses the following scheme to decode a word:</text:p>
      <text:p text:style-name="P1">(1, 9, 4) = (paragraph, line, word)</text:p>
      <text:p text:style-name="Standard"/>
      <text:p text:style-name="P3">By following the aforemention intuition, we obtain:</text:p>
      <text:p text:style-name="Standard"><text:tab/>(1, 9, 4) === the</text:p>
      <text:p text:style-name="Standard"><text:tab/>(4, 2, 8) === flag</text:p>
      <text:p text:style-name="Standard"><text:tab/>(4, 8, 3) === is<text:tab/></text:p>
      <text:p text:style-name="Standard"><text:tab/>(7, 1, 5) === Ceremonial</text:p>
      <text:p text:style-name="Standard"><text:tab/>(8, 10, 1) === plates</text:p>
      <text:p text:style-name="Standard"/>
      <text:p text:style-name="P3">The flag is: “<text:span text:style-name="T1">The flag is Ceremonial plates.</text:span>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8:12:43.935696068</meta:creation-date>
    <dc:date>2020-09-03T18:15:18.068910923</dc:date>
    <meta:editing-duration>PT2M35S</meta:editing-duration>
    <meta:editing-cycles>1</meta:editing-cycles>
    <meta:document-statistic meta:table-count="0" meta:image-count="0" meta:object-count="0" meta:page-count="1" meta:paragraph-count="9" meta:word-count="91" meta:character-count="466" meta:non-whitespace-character-count="378"/>
    <meta:generator>LibreOffice/6.0.7.3$Linux_X86_64 LibreOffice_project/00m0$Build-3</meta:generator>
  </office:meta>
</office:document-meta>
</file>